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ela1" style:family="table">
      <style:table-properties style:width="16.999cm" table:align="margins" fo:keep-with-next="always"/>
    </style:style>
    <style:style style:name="Tabela1.A" style:family="table-column">
      <style:table-column-properties style:column-width="4.249cm" style:rel-column-width="16384*"/>
    </style:style>
    <style:style style:name="Tabela1.D" style:family="table-column">
      <style:table-column-properties style:column-width="4.249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line-height="150%"/>
      <style:text-properties fo:language="pl" fo:country="PL"/>
    </style:style>
    <style:style style:name="P2" style:family="paragraph" style:parent-style-name="Standard" style:list-style-name="L5">
      <style:paragraph-properties fo:line-height="150%"/>
      <style:text-properties fo:language="pl" fo:country="PL" officeooo:rsid="00156fce" officeooo:paragraph-rsid="00156fce"/>
    </style:style>
    <style:style style:name="P3" style:family="paragraph" style:parent-style-name="Standard" style:list-style-name="L5">
      <style:paragraph-properties fo:line-height="150%"/>
      <style:text-properties fo:language="pl" fo:country="PL" officeooo:rsid="00173a6d" officeooo:paragraph-rsid="00173a6d"/>
    </style:style>
    <style:style style:name="P4" style:family="paragraph" style:parent-style-name="Standard">
      <style:paragraph-properties fo:line-height="150%"/>
      <style:text-properties fo:language="pl" fo:country="PL"/>
    </style:style>
    <style:style style:name="P5" style:family="paragraph" style:parent-style-name="Standard" style:list-style-name="L5">
      <style:paragraph-properties fo:line-height="150%"/>
      <style:text-properties fo:language="pl" fo:country="PL"/>
    </style:style>
    <style:style style:name="P6" style:family="paragraph" style:parent-style-name="Text_20_body">
      <style:paragraph-properties fo:line-height="150%"/>
      <style:text-properties fo:language="pl" fo:country="PL"/>
    </style:style>
    <style:style style:name="P7" style:family="paragraph" style:parent-style-name="Text_20_body">
      <style:paragraph-properties fo:line-height="150%"/>
      <style:text-properties fo:language="pl" fo:country="PL" officeooo:paragraph-rsid="00132d78"/>
    </style:style>
    <style:style style:name="P8" style:family="paragraph" style:parent-style-name="Text_20_body" style:list-style-name="L1">
      <style:paragraph-properties fo:line-height="150%"/>
      <style:text-properties fo:language="pl" fo:country="PL"/>
    </style:style>
    <style:style style:name="P9" style:family="paragraph" style:parent-style-name="Text_20_body" style:list-style-name="L2">
      <style:paragraph-properties fo:line-height="150%"/>
      <style:text-properties fo:language="pl" fo:country="PL"/>
    </style:style>
    <style:style style:name="P10" style:family="paragraph" style:parent-style-name="Text_20_body">
      <style:paragraph-properties fo:line-height="150%"/>
      <style:text-properties officeooo:rsid="003d135d" officeooo:paragraph-rsid="003d135d"/>
    </style:style>
    <style:style style:name="P11" style:family="paragraph" style:parent-style-name="Text_20_body">
      <style:paragraph-properties fo:line-height="150%"/>
      <style:text-properties officeooo:rsid="003d598b" officeooo:paragraph-rsid="003d598b"/>
    </style:style>
    <style:style style:name="P12" style:family="paragraph" style:parent-style-name="Text_20_body">
      <style:paragraph-properties fo:line-height="150%"/>
      <style:text-properties officeooo:rsid="002ad203" officeooo:paragraph-rsid="002ad203"/>
    </style:style>
    <style:style style:name="P13" style:family="paragraph" style:parent-style-name="Text_20_body">
      <style:paragraph-properties fo:line-height="150%"/>
      <style:text-properties officeooo:paragraph-rsid="002ca448"/>
    </style:style>
    <style:style style:name="P14" style:family="paragraph" style:parent-style-name="Text_20_body" style:list-style-name="L3">
      <style:paragraph-properties fo:line-height="150%"/>
    </style:style>
    <style:style style:name="P15" style:family="paragraph" style:parent-style-name="Text_20_body">
      <style:paragraph-properties fo:line-height="150%"/>
      <style:text-properties officeooo:paragraph-rsid="00313d72"/>
    </style:style>
    <style:style style:name="P16" style:family="paragraph" style:parent-style-name="Text_20_body" style:list-style-name="L4">
      <style:paragraph-properties fo:line-height="150%"/>
      <style:text-properties officeooo:paragraph-rsid="003709d8"/>
    </style:style>
    <style:style style:name="P17" style:family="paragraph" style:parent-style-name="Text_20_body" style:list-style-name="L4">
      <style:paragraph-properties fo:line-height="150%"/>
      <style:text-properties officeooo:paragraph-rsid="003761d6"/>
    </style:style>
    <style:style style:name="P18" style:family="paragraph" style:parent-style-name="Text_20_body" style:list-style-name="L4">
      <style:paragraph-properties fo:line-height="150%"/>
      <style:text-properties officeooo:paragraph-rsid="0038eb7c"/>
    </style:style>
    <style:style style:name="P19" style:family="paragraph" style:parent-style-name="Text_20_body" style:list-style-name="L4">
      <style:paragraph-properties fo:line-height="150%"/>
      <style:text-properties officeooo:paragraph-rsid="0039205f"/>
    </style:style>
    <style:style style:name="P20" style:family="paragraph" style:parent-style-name="Text_20_body">
      <style:paragraph-properties fo:line-height="150%"/>
      <style:text-properties officeooo:paragraph-rsid="004f469f"/>
    </style:style>
    <style:style style:name="P21" style:family="paragraph" style:parent-style-name="Text_20_body">
      <style:paragraph-properties fo:line-height="150%"/>
      <style:text-properties officeooo:paragraph-rsid="0057321a"/>
    </style:style>
    <style:style style:name="P22" style:family="paragraph" style:parent-style-name="Text_20_body" style:list-style-name="L8">
      <style:paragraph-properties fo:line-height="150%"/>
      <style:text-properties officeooo:paragraph-rsid="0057321a"/>
    </style:style>
    <style:style style:name="P23" style:family="paragraph" style:parent-style-name="Text_20_body">
      <style:paragraph-properties fo:line-height="150%"/>
      <style:text-properties officeooo:paragraph-rsid="005272f5"/>
    </style:style>
    <style:style style:name="P24" style:family="paragraph" style:parent-style-name="Text_20_body">
      <style:paragraph-properties fo:line-height="150%"/>
      <style:text-properties officeooo:paragraph-rsid="00555fb0"/>
    </style:style>
    <style:style style:name="P25" style:family="paragraph" style:parent-style-name="Text_20_body" style:list-style-name="L6">
      <style:paragraph-properties fo:line-height="150%"/>
      <style:text-properties officeooo:paragraph-rsid="00555fb0"/>
    </style:style>
    <style:style style:name="P26" style:family="paragraph" style:parent-style-name="Text_20_body">
      <style:paragraph-properties fo:line-height="150%"/>
      <style:text-properties officeooo:paragraph-rsid="005aa49f"/>
    </style:style>
    <style:style style:name="P27" style:family="paragraph" style:parent-style-name="Text_20_body">
      <style:paragraph-properties fo:line-height="150%"/>
      <style:text-properties officeooo:paragraph-rsid="005f9346"/>
    </style:style>
    <style:style style:name="P28" style:family="paragraph" style:parent-style-name="Heading_20_2">
      <style:paragraph-properties fo:line-height="150%"/>
      <style:text-properties officeooo:rsid="002c64df" officeooo:paragraph-rsid="002c64df"/>
    </style:style>
    <style:style style:name="P29" style:family="paragraph" style:parent-style-name="Heading_20_2">
      <style:paragraph-properties fo:line-height="150%"/>
      <style:text-properties fo:language="pl" fo:country="PL"/>
    </style:style>
    <style:style style:name="P30" style:family="paragraph" style:parent-style-name="Heading_20_2">
      <style:paragraph-properties fo:line-height="150%"/>
      <style:text-properties officeooo:rsid="00313d72" officeooo:paragraph-rsid="00313d72"/>
    </style:style>
    <style:style style:name="P31" style:family="paragraph" style:parent-style-name="Heading_20_3">
      <style:paragraph-properties fo:line-height="150%"/>
      <style:text-properties fo:language="pl" fo:country="PL"/>
    </style:style>
    <style:style style:name="P32" style:family="paragraph" style:parent-style-name="Heading_20_3">
      <style:paragraph-properties fo:line-height="150%"/>
      <style:text-properties officeooo:paragraph-rsid="004f469f"/>
    </style:style>
    <style:style style:name="P33" style:family="paragraph" style:parent-style-name="Heading_20_3">
      <style:paragraph-properties fo:line-height="150%"/>
      <style:text-properties officeooo:paragraph-rsid="0059efb1"/>
    </style:style>
    <style:style style:name="P34" style:family="paragraph" style:parent-style-name="Heading_20_4">
      <style:paragraph-properties fo:line-height="150%"/>
      <style:text-properties officeooo:paragraph-rsid="00511058"/>
    </style:style>
    <style:style style:name="P35" style:family="paragraph" style:parent-style-name="Heading_20_4">
      <style:paragraph-properties fo:line-height="150%"/>
      <style:text-properties officeooo:paragraph-rsid="005272f5"/>
    </style:style>
    <style:style style:name="P36" style:family="paragraph" style:parent-style-name="Heading_20_4">
      <style:paragraph-properties fo:line-height="150%"/>
      <style:text-properties officeooo:paragraph-rsid="0054919e"/>
    </style:style>
    <style:style style:name="P37" style:family="paragraph" style:parent-style-name="Table_20_Contents">
      <style:text-properties officeooo:paragraph-rsid="004bade8"/>
    </style:style>
    <style:style style:name="P38" style:family="paragraph" style:parent-style-name="Table_20_Contents">
      <style:text-properties officeooo:paragraph-rsid="00631b25"/>
    </style:style>
    <style:style style:name="P39" style:family="paragraph" style:parent-style-name="Table_20_Contents">
      <style:text-properties officeooo:paragraph-rsid="00686099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32d78"/>
    </style:style>
    <style:style style:name="T2" style:family="text">
      <style:text-properties officeooo:rsid="0013c2d3"/>
    </style:style>
    <style:style style:name="T3" style:family="text">
      <style:text-properties officeooo:rsid="00186104"/>
    </style:style>
    <style:style style:name="T4" style:family="text">
      <style:text-properties officeooo:rsid="0019e4a9"/>
    </style:style>
    <style:style style:name="T5" style:family="text">
      <style:text-properties officeooo:rsid="001b5f88"/>
    </style:style>
    <style:style style:name="T6" style:family="text">
      <style:text-properties officeooo:rsid="001cc0e8"/>
    </style:style>
    <style:style style:name="T7" style:family="text">
      <style:text-properties officeooo:rsid="001eb033"/>
    </style:style>
    <style:style style:name="T8" style:family="text">
      <style:text-properties officeooo:rsid="001f591c"/>
    </style:style>
    <style:style style:name="T9" style:family="text">
      <style:text-properties officeooo:rsid="00215571"/>
    </style:style>
    <style:style style:name="T10" style:family="text">
      <style:text-properties officeooo:rsid="00228401"/>
    </style:style>
    <style:style style:name="T11" style:family="text">
      <style:text-properties officeooo:rsid="0023b354"/>
    </style:style>
    <style:style style:name="T12" style:family="text">
      <style:text-properties officeooo:rsid="002558a2"/>
    </style:style>
    <style:style style:name="T13" style:family="text">
      <style:text-properties officeooo:rsid="002576ef"/>
    </style:style>
    <style:style style:name="T14" style:family="text">
      <style:text-properties officeooo:rsid="00271123"/>
    </style:style>
    <style:style style:name="T15" style:family="text">
      <style:text-properties officeooo:rsid="002773bb"/>
    </style:style>
    <style:style style:name="T16" style:family="text">
      <style:text-properties officeooo:rsid="00296c02"/>
    </style:style>
    <style:style style:name="T17" style:family="text">
      <style:text-properties officeooo:rsid="002ad203"/>
    </style:style>
    <style:style style:name="T18" style:family="text">
      <style:text-properties officeooo:rsid="002fcbe2"/>
    </style:style>
    <style:style style:name="T19" style:family="text">
      <style:text-properties officeooo:rsid="00307c36"/>
    </style:style>
    <style:style style:name="T20" style:family="text">
      <style:text-properties officeooo:rsid="00313d72"/>
    </style:style>
    <style:style style:name="T21" style:family="text">
      <style:text-properties officeooo:rsid="0032dda2"/>
    </style:style>
    <style:style style:name="T22" style:family="text">
      <style:text-properties officeooo:rsid="00339a8d"/>
    </style:style>
    <style:style style:name="T23" style:family="text">
      <style:text-properties officeooo:rsid="00341aba"/>
    </style:style>
    <style:style style:name="T24" style:family="text">
      <style:text-properties officeooo:rsid="0035302c"/>
    </style:style>
    <style:style style:name="T25" style:family="text">
      <style:text-properties officeooo:rsid="003709d8"/>
    </style:style>
    <style:style style:name="T26" style:family="text">
      <style:text-properties officeooo:rsid="003761d6"/>
    </style:style>
    <style:style style:name="T27" style:family="text">
      <style:text-properties officeooo:rsid="0037cc45"/>
    </style:style>
    <style:style style:name="T28" style:family="text">
      <style:text-properties officeooo:rsid="0038325e"/>
    </style:style>
    <style:style style:name="T29" style:family="text">
      <style:text-properties officeooo:rsid="0038eb7c"/>
    </style:style>
    <style:style style:name="T30" style:family="text">
      <style:text-properties officeooo:rsid="0039205f"/>
    </style:style>
    <style:style style:name="T31" style:family="text">
      <style:text-properties officeooo:rsid="003af935"/>
    </style:style>
    <style:style style:name="T32" style:family="text">
      <style:text-properties officeooo:rsid="003fa912"/>
    </style:style>
    <style:style style:name="T33" style:family="text">
      <style:text-properties officeooo:rsid="00410632"/>
    </style:style>
    <style:style style:name="T34" style:family="text">
      <style:text-properties officeooo:rsid="0041dcb0"/>
    </style:style>
    <style:style style:name="T35" style:family="text">
      <style:text-properties officeooo:rsid="0043930c"/>
    </style:style>
    <style:style style:name="T36" style:family="text">
      <style:text-properties officeooo:rsid="004404d2"/>
    </style:style>
    <style:style style:name="T37" style:family="text">
      <style:text-properties officeooo:rsid="0045e0ab"/>
    </style:style>
    <style:style style:name="T38" style:family="text">
      <style:text-properties officeooo:rsid="00469391"/>
    </style:style>
    <style:style style:name="T39" style:family="text">
      <style:text-properties officeooo:rsid="004742a5"/>
    </style:style>
    <style:style style:name="T40" style:family="text">
      <style:text-properties officeooo:rsid="00475080"/>
    </style:style>
    <style:style style:name="T41" style:family="text">
      <style:text-properties officeooo:rsid="0048adda"/>
    </style:style>
    <style:style style:name="T42" style:family="text">
      <style:text-properties officeooo:rsid="0049c5e4"/>
    </style:style>
    <style:style style:name="T43" style:family="text">
      <style:text-properties officeooo:rsid="004a60ab"/>
    </style:style>
    <style:style style:name="T44" style:family="text">
      <style:text-properties officeooo:rsid="004bade8"/>
    </style:style>
    <style:style style:name="T45" style:family="text">
      <style:text-properties officeooo:rsid="004ea095"/>
    </style:style>
    <style:style style:name="T46" style:family="text">
      <style:text-properties officeooo:rsid="004ee584"/>
    </style:style>
    <style:style style:name="T47" style:family="text">
      <style:text-properties officeooo:rsid="004f469f"/>
    </style:style>
    <style:style style:name="T48" style:family="text">
      <style:text-properties officeooo:rsid="00511058"/>
    </style:style>
    <style:style style:name="T49" style:family="text">
      <style:text-properties officeooo:rsid="0051a68f"/>
    </style:style>
    <style:style style:name="T50" style:family="text">
      <style:text-properties officeooo:rsid="00520a4a"/>
    </style:style>
    <style:style style:name="T51" style:family="text">
      <style:text-properties officeooo:rsid="005272f5"/>
    </style:style>
    <style:style style:name="T52" style:family="text">
      <style:text-properties officeooo:rsid="0053255e"/>
    </style:style>
    <style:style style:name="T53" style:family="text">
      <style:text-properties officeooo:rsid="0054919e"/>
    </style:style>
    <style:style style:name="T54" style:family="text">
      <style:text-properties officeooo:rsid="00555fb0"/>
    </style:style>
    <style:style style:name="T55" style:family="text">
      <style:text-properties officeooo:rsid="0057321a"/>
    </style:style>
    <style:style style:name="T56" style:family="text">
      <style:text-properties officeooo:rsid="0059efb1"/>
    </style:style>
    <style:style style:name="T57" style:family="text">
      <style:text-properties officeooo:rsid="005aa49f"/>
    </style:style>
    <style:style style:name="T58" style:family="text">
      <style:text-properties officeooo:rsid="005bcc0c"/>
    </style:style>
    <style:style style:name="T59" style:family="text">
      <style:text-properties officeooo:rsid="005c9359"/>
    </style:style>
    <style:style style:name="T60" style:family="text">
      <style:text-properties officeooo:rsid="005e8607"/>
    </style:style>
    <style:style style:name="T61" style:family="text">
      <style:text-properties officeooo:rsid="005f1263"/>
    </style:style>
    <style:style style:name="T62" style:family="text">
      <style:text-properties officeooo:rsid="005f9346"/>
    </style:style>
    <style:style style:name="T63" style:family="text">
      <style:text-properties officeooo:rsid="0060e8fb"/>
    </style:style>
    <style:style style:name="T64" style:family="text">
      <style:text-properties officeooo:rsid="0061a434"/>
    </style:style>
    <style:style style:name="T65" style:family="text">
      <style:text-properties officeooo:rsid="00631b25"/>
    </style:style>
    <style:style style:name="T66" style:family="text">
      <style:text-properties officeooo:rsid="00686099"/>
    </style:style>
    <style:style style:name="T67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style:use-window-font-color="true" style:text-outline="false" style:text-line-through-style="none" style:text-position="0% 100%" style:font-name="Ubuntu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style:use-window-font-color="true" style:text-outline="false" style:text-line-through-style="none" style:text-position="0% 100%" style:font-name="Ubuntu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Implementacja rozwiązania</text:h>
      <text:p text:style-name="P6"><text:tab/>W celu zbadania skuteczności metod grupowania zaimplementowany został algorytm k-średnich, w dwóch wersjach. Pierwszą wersję stanowi standardowy algorytm, taki jak <office:annotation><dc:creator>Zbigniew Tadeusz Manasterski</dc:creator><dc:date>2013-02-24T23:06:42</dc:date><text:p text:style-name="P40"><text:span text:style-name="T67">Opisałem w 2.2.1 – trzeba dodać odwołanie potem</text:span></text:p></office:annotation>opisany w rozdziale 2.<text:span text:style-name="T15">2.1</text:span>. Druga wersja zawiera pewne operacje księgowe, mające na celu zmniejszenie liczby obliczeń odległości pomiędzy wektorami.</text:p>
      <text:p text:style-name="P6"><text:tab/>Obie wspomniane implementacje mogą stosować różne funkcje odległości: euklidesową, humminga i cosinusową. Dwa pierwsze rodzaje odległości spełniają równanie na nierówność trójkąta, trzeci nie spełnia jej <office:annotation><dc:creator>Zbigniew Tadeusz Manasterski</dc:creator><dc:date>2013-02-25T06:56:05</dc:date><text:p text:style-name="P40"><text:span text:style-name="T67">http://math.stackexchange.com/questions/102924/cosine-similarity-distance-and-triangle-equation</text:span></text:p></office:annotation>dla pewnych wartości kątów (dodać referencję albo uzasadnienie).</text:p>
      <text:p text:style-name="P6">Wersja szybsza algorytmu wykorzystuje nierówność trójkąta w celu przyspieszenia obliczeń, dlatego nie jest właściwe zastosowanie w niej odległości cosinusowej.</text:p>
      <text:p text:style-name="P7"><text:span text:style-name="T1">[w części 3 napisać o niedoskonałości odległości cosinusowej, dlaczego niespełnia; </text:span><text:span text:style-name="T2">napisać że hamminga spełnia – binarna i nie</text:span><text:span text:style-name="T1">]</text:span></text:p>
      <text:h text:style-name="P28" text:outline-level="2">Technologia</text:h>
      <text:p text:style-name="P13"><text:span text:style-name="T17"><text:tab/>Program został napisany w środowisku Qt, </text:span><text:span text:style-name="T17"><office:annotation><dc:creator>Zbigniew Manasterski</dc:creator><dc:date>2013-09-12T20:48:10</dc:date><text:p text:style-name="P40"><text:span text:style-name="T68">Dodać odnośnik do trolltech albo coś</text:span></text:p></office:annotation></text:span><text:span text:style-name="T17"> w języku C++. Wszystkie struktury zostały zaczerpnięte z dostępnych w tym środowisku bibliotek. </text:span><text:span text:style-name="T18">Użycie tego języka programowania pozwoliło na większą kontrolę użycia zasobów komputera, poprzez odpowiednią implementacje algorytmów i </text:span><text:span text:style-name="T19">odpowiednie </text:span><text:span text:style-name="T18">wykorzystanie struktur.</text:span></text:p>
      <text:h text:style-name="P29" text:outline-level="2"><text:bookmark-start text:name="__RefHeading__197_1631803442"/>Przyspieszenie algorytmu k-średnich<text:bookmark-end text:name="__RefHeading__197_1631803442"/></text:h>
      <text:p text:style-name="P6"><text:tab/>Algorytm k-średnich można przyspieszyć poprzez zmniejszenie liczby wywołań fu<text:span text:style-name="T16">n</text:span>kcji obliczającej odległość pomiędzy dwoma punktami. Jest to kosztowne obliczenie, w szczególności wtedy, punkty posiadają ponad tysiąc współrzędnych. Usprawnienie polega na zastosowaniu nierówności trójkąta, przeprowadzając kilka dodatkowych operacji w każdej iteracji.</text:p>
      <text:list xml:id="list906450822" text:style-name="L1">
        <text:list-item>
          <text:p text:style-name="P8">Wyznaczenie odległości pomiędzy każdym ze środków grup. <text:span text:style-name="T6">Używane są one do wyznaczenia S wektora, który dla każdego środka zawiera wartość odpowiadającą połowie odległości od tego środka, do innego, znajdującego się najbliżej środka.</text:span></text:p>
        </text:list-item>
        <text:list-item>
          <text:p text:style-name="P8">Wyznaczenie górnych granic każdego z punktów –<text:span text:style-name="T4"> czyli </text:span>odległość od punktu do najbliższego środka – w danej iteracji –<text:span text:style-name="T4"> co iterację zwiększane jest to o odległość o jaką przesunął się środek grupy, do której dany punkt był przypisany</text:span>.</text:p>
        </text:list-item>
        <text:list-item>
          <text:p text:style-name="P8">Wyznaczenie <text:span text:style-name="T3">dolnych</text:span> granic punktów –<text:span text:style-name="T5"> czyli </text:span>odległości pomiędzy punktem a każdym ze <text:soft-page-break/>środków –<text:span text:style-name="T5"> która co iterację algorytmu jest zmniejszana o odległość o jaką dany środek grupy został przesunięty w danej iteracji algorytmu</text:span>. <text:span text:style-name="T5">Jeżeli dolna granica zostanie zmniejszona do wartości mniejszej niż zero, to jest do niej przypisywane zero i nie zmienia się ona już do końca działania algorytmu.</text:span></text:p>
        </text:list-item>
        <text:list-item>
          <text:p text:style-name="P8">Wykorzystanie wymienionych wyżej informacji do określenia które ze wszystkich punktów mogą zmienić grupę. Na przykład jeżeli odległość pomiędzy dwoma środkami grup jest dwukrotnie większa od odległości punktu od jednego z tych centrów, to punkt ten na pewno nie zostanie przeniesiony do grupy z tym drugim środkiem.</text:p>
        </text:list-item>
        <text:list-item>
          <text:p text:style-name="P8">Aktualizacja górnych i dolnych granic o różnice między nowymi a starymi środkami grup.</text:p>
        </text:list-item>
      </text:list>
      <text:p text:style-name="P6"><text:tab/>Dzięki aktualizacji granic w ostatnim z powyższych punktów, można bez obliczania odległości porównać górną granicę danego punktu z jego wszystkimi dolnymi granicami. O ile warunek podany w punkcie 4. jest spełniony, a któraś z dolnych granic będzie mniejsza od górnej, oznacza to, że możliwe jest przemieszczenie punktu – dopiero w tym momencie należy obliczyć faktyczną odległość badanego punktu od środka grupy, z którą dolna granica była mniejsza od górnej.</text:p>
      <text:h text:style-name="P31" text:outline-level="3">Użyte struktury</text:h>
      <text:p text:style-name="P6"><text:tab/>Aby umożliwić wykonanie dodatkowych kroków <text:span text:style-name="T7">opisanych w rozdziale </text:span><text:span text:style-name="T7"><text:bookmark-ref text:reference-format="chapter" text:ref-name="__RefHeading__197_1631803442">4.2</text:bookmark-ref></text:span> niezbędna było dodanie –<text:span text:style-name="T8"> </text:span>względem standardowej implementacji –<text:span text:style-name="T8"> </text:span>różnych <text:span text:style-name="T8">struktur, służących trzymaniu wszystkich potrzebnych informacji:</text:span></text:p>
      <text:list xml:id="list1261056454" text:style-name="L2">
        <text:list-item>
          <text:p text:style-name="P9">tablica <text:span text:style-name="T9">jednowymiarowa</text:span> <text:span text:style-name="T33">o rozmiarze równym liczbie grup, </text:span>zawierająca połówki odległości pomiędzy <text:span text:style-name="T9">danym środkiem, a innym</text:span> środk<text:span text:style-name="T9">iem znajdującym się najbliżej,</text:span></text:p>
        </text:list-item>
        <text:list-item>
          <text:p text:style-name="P9">dwuwymiarowa tablica, <text:span text:style-name="T34">z liczbą wierszy i kolumn równą liczbie grup,</text:span> zawierająca całe odległości pomiędzy <text:span text:style-name="T10">wszystkimi środkami grup</text:span>,</text:p>
        </text:list-item>
        <text:list-item>
          <text:p text:style-name="P9">tablica jednowymiarowa <text:span text:style-name="T35">o rozmiarze równym liczbie grup,</text:span> przechowująca <text:span text:style-name="T12">wartości współrzędnych</text:span> now<text:span text:style-name="T12">ych</text:span> środk<text:span text:style-name="T12">ów</text:span> – w celu obliczenia odległości o jaką przesunęły się środki od poprzedniej iteracji,</text:p>
        </text:list-item>
        <text:list-item>
          <text:p text:style-name="P9">jednowymiarowa tablica zawierająca górne granice <text:span text:style-name="T36">dla</text:span> każdego z punktów,</text:p>
        </text:list-item>
        <text:list-item>
          <text:p text:style-name="P9">dwuwymiarowa tablica <text:span text:style-name="T37">o liczbie kolumn odpowiadającej liczbie grup i liczbie wierszy odpowiadającej liczbie punktów,</text:span> zawierająca dla każdego punktu spis jego <text:span text:style-name="T11">dolnych</text:span> granic ze wszystkimi środkami grup,</text:p>
        </text:list-item>
        <text:list-item>
          <text:p text:style-name="P9"><text:soft-page-break/>jednowymiarowa tablica <text:span text:style-name="T13">zawierająca <text:s/>informację</text:span> <text:span text:style-name="T13">tym, dla </text:span><text:span text:style-name="T38">których</text:span><text:span text:style-name="T13"> punktów</text:span> w danej iteracji <text:s/>była <text:span text:style-name="T14">już </text:span>obliczana odległość pomiędzy nim<text:span text:style-name="T14">i</text:span>, a dowolnym <text:span text:style-name="T14">ze </text:span>środk<text:span text:style-name="T14">ów grup</text:span>.</text:p>
        </text:list-item>
      </text:list>
      <text:p text:style-name="P6"><text:tab/>W standardowej wersji algorytmu został<text:span text:style-name="T32">y</text:span> użyte następujące struktury, które są również wykorzystywane przez wersję przyspieszoną:</text:p>
      <text:list xml:id="list1988849132" text:style-name="L3">
        <text:list-item>
          <text:p text:style-name="P14">tablica jednowymiarowa <text:span text:style-name="T39">o rozmiarze odpowiadającym liczbie punktów,</text:span> zawierająca indeks grupy, do której jest przydzielony dany punkt,</text:p>
        </text:list-item>
        <text:list-item>
          <text:p text:style-name="P14">tablica jednowymiarowa indeksowana numerem grupy, zawierająca zbiory punktów przypisanych do danej grupy,</text:p>
        </text:list-item>
        <text:list-item>
          <text:p text:style-name="P14">tablica jednowymiarowa zawierająca wektory współrzędnych każdego środka,</text:p>
        </text:list-item>
        <text:list-item>
          <text:p text:style-name="P14">tablica jednowymiarowa zawierająca wektory współrzędnych każdego punktu,</text:p>
        </text:list-item>
        <text:list-item>
          <text:p text:style-name="P14">wektory współrzędnych punktów <text:span text:style-name="T40">i środków</text:span> zrealizowane są poprzez mapy, gdzie kluczem jest indeks współrzędnej, a wartością jest dana współrzędna, <text:span text:style-name="T41">pozwala to na znaczną oszczędność miejsca, ponieważ większość wektorów opisujących dokumentu jest wektorami rzadkimi –</text:span><text:span text:style-name="T42"> nie więcej niż 20% współrzędnych ma wartości różne od zera, można to stwierdzić analizując dane testowe, </text:span><text:span text:style-name="T43">co zostało przedstawione w poniższej tabelce</text:span><text:span text:style-name="T41">:</text:span></text:p>
        </text:list-item>
      </text:list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37"><text:span text:style-name="T44">Nazwa zbioru testowego</text:span></text:p>
          </table:table-cell>
          <table:table-cell table:style-name="Tabela1.A1" office:value-type="string">
            <text:p text:style-name="P37"><text:span text:style-name="T44">Średnia liczba współrzędnych </text:span><text:span text:style-name="T46">niezerowych</text:span><text:span text:style-name="T44"> na punkt</text:span></text:p>
          </table:table-cell>
          <table:table-cell table:style-name="Tabela1.A1" office:value-type="string">
            <text:p text:style-name="P37"><text:span text:style-name="T44">Średnia liczba współrzędnych </text:span><text:span text:style-name="T45">niezerow</text:span><text:span text:style-name="T46">y</text:span><text:span text:style-name="T45">ch </text:span><text:span text:style-name="T44">na punkt dla słów kluczowych</text:span></text:p>
          </table:table-cell>
          <table:table-cell table:style-name="Tabela1.D1" office:value-type="string">
            <text:p text:style-name="P37">Liczba wymiarów</text:p>
          </table:table-cell>
        </table:table-row>
        <table:table-row>
          <table:table-cell table:style-name="Tabela1.A2" office:value-type="string">
            <text:p text:style-name="P37"><text:span text:style-name="T44">20ng-train</text:span></text:p>
          </table:table-cell>
          <table:table-cell table:style-name="Tabela1.A2" office:value-type="string">
            <text:p text:style-name="P37"><text:span text:style-name="T44">84,27</text:span></text:p>
          </table:table-cell>
          <table:table-cell table:style-name="Tabela1.A2" office:value-type="string">
            <text:p text:style-name="Table_20_Contents">82,7</text:p>
          </table:table-cell>
          <table:table-cell table:style-name="Tabela1.D2" office:value-type="string">
            <text:p text:style-name="Table_20_Contents">52 988</text:p>
          </table:table-cell>
        </table:table-row>
        <table:table-row>
          <table:table-cell table:style-name="Tabela1.A2" office:value-type="string">
            <text:p text:style-name="P37"><text:span text:style-name="T44">r52-train</text:span></text:p>
          </table:table-cell>
          <table:table-cell table:style-name="Tabela1.A2" office:value-type="string">
            <text:p text:style-name="Table_20_Contents">43,11</text:p>
          </table:table-cell>
          <table:table-cell table:style-name="Tabela1.A2" office:value-type="string">
            <text:p text:style-name="Table_20_Contents">41,37</text:p>
          </table:table-cell>
          <table:table-cell table:style-name="Tabela1.D2" office:value-type="string">
            <text:p text:style-name="Table_20_Contents">15 859</text:p>
          </table:table-cell>
        </table:table-row>
        <table:table-row>
          <table:table-cell table:style-name="Tabela1.A2" office:value-type="string">
            <text:p text:style-name="P37"><text:span text:style-name="T44">r8-train</text:span></text:p>
          </table:table-cell>
          <table:table-cell table:style-name="Tabela1.A2" office:value-type="string">
            <text:p text:style-name="Table_20_Contents">41,19</text:p>
          </table:table-cell>
          <table:table-cell table:style-name="Tabela1.A2" office:value-type="string">
            <text:p text:style-name="Table_20_Contents">39,49</text:p>
          </table:table-cell>
          <table:table-cell table:style-name="Tabela1.D2" office:value-type="string">
            <text:p text:style-name="Table_20_Contents">14 327</text:p>
          </table:table-cell>
        </table:table-row>
        <table:table-row>
          <table:table-cell table:style-name="Tabela1.A2" office:value-type="string">
            <text:p text:style-name="P37">Cade-test</text:p>
          </table:table-cell>
          <table:table-cell table:style-name="Tabela1.A2" office:value-type="string">
            <text:p text:style-name="P38"><text:span text:style-name="T65">60,8</text:span></text:p>
          </table:table-cell>
          <table:table-cell table:style-name="Tabela1.A2" office:value-type="string">
            <text:p text:style-name="P38"><text:span text:style-name="T65">59,64</text:span></text:p>
          </table:table-cell>
          <table:table-cell table:style-name="Tabela1.D2" office:value-type="string">
            <text:p text:style-name="Table_20_Contents">830 557</text:p>
          </table:table-cell>
        </table:table-row>
        <table:table-row>
          <table:table-cell table:style-name="Tabela1.A2" office:value-type="string">
            <text:p text:style-name="P37">Cade-train</text:p>
          </table:table-cell>
          <table:table-cell table:style-name="Tabela1.A2" office:value-type="string">
            <text:p text:style-name="Table_20_Contents">62,14</text:p>
          </table:table-cell>
          <table:table-cell table:style-name="Tabela1.A2" office:value-type="string">
            <text:p text:style-name="Table_20_Contents">63,3</text:p>
          </table:table-cell>
          <table:table-cell table:style-name="Tabela1.D2" office:value-type="string">
            <text:p text:style-name="Table_20_Contents">1 729 570</text:p>
          </table:table-cell>
        </table:table-row>
        <table:table-row>
          <table:table-cell table:style-name="Tabela1.A2" office:value-type="string">
            <text:p text:style-name="P37">Web-test</text:p>
          </table:table-cell>
          <table:table-cell table:style-name="Tabela1.A2" office:value-type="string">
            <text:p text:style-name="P39"><text:span text:style-name="T66">78,52</text:span></text:p>
          </table:table-cell>
          <table:table-cell table:style-name="Tabela1.A2" office:value-type="string">
            <text:p text:style-name="P39"><text:span text:style-name="T66">76,88</text:span></text:p>
          </table:table-cell>
          <table:table-cell table:style-name="Tabela1.D2" office:value-type="string">
            <text:p text:style-name="P39"><text:span text:style-name="T66">109 607</text:span></text:p>
          </table:table-cell>
        </table:table-row>
        <table:table-row>
          <table:table-cell table:style-name="Tabela1.A2" office:value-type="string">
            <text:p text:style-name="P37">webkb-train</text:p>
          </table:table-cell>
          <table:table-cell table:style-name="Tabela1.A2" office:value-type="string">
            <text:p text:style-name="P39"><text:span text:style-name="T66">76,57</text:span></text:p>
          </table:table-cell>
          <table:table-cell table:style-name="Tabela1.A2" office:value-type="string">
            <text:p text:style-name="P39"><text:span text:style-name="T66">74,97</text:span></text:p>
          </table:table-cell>
          <table:table-cell table:style-name="Tabela1.D2" office:value-type="string">
            <text:p text:style-name="P39"><text:span text:style-name="T66">214 632</text:span></text:p>
          </table:table-cell>
        </table:table-row>
      </table:table>
      <text:p text:style-name="Table">Tabela <text:sequence text:ref-name="refTable0" text:name="Table" text:formula="ooow:Table+1" style:num-format="1">1</text:sequence>: Prezentacja liczby wymiarów wobec średniej liczby niezerowych współrzędnych w punktach należących do zbiorów testowych.</text:p>
      <text:list xml:id="list344645790" text:continue-numbering="true" text:style-name="L3">
        <text:list-header>
          <text:p text:style-name="P14"><text:span text:style-name="T41"/></text:p>
        </text:list-header>
      </text:list>
      <text:h text:style-name="P30" text:outline-level="2"><text:bookmark-start text:name="__RefHeading__2065_60080961"/>Przygotowanie danych testowych<text:bookmark-end text:name="__RefHeading__2065_60080961"/></text:h>
      <text:p text:style-name="P15"><text:span text:style-name="T20"><text:tab/></text:span><text:span text:style-name="T21">Dane testowe zostały przygotowane na podstawie korpusów dostępnych w internecie i poddanych wcześniej operacji stemmingu </text:span><text:span text:style-name="T22">(</text:span><text:span text:style-name="T22"><office:annotation><dc:creator>Zbigniew Manasterski</dc:creator><dc:date>2013-09-12T21:05:01</dc:date><text:p text:style-name="P40"><text:span text:style-name="T68">Rozdział 2 albo 3</text:span></text:p></office:annotation></text:span><text:span text:style-name="T22">)</text:span><text:span text:style-name="T21">. </text:span><text:span text:style-name="T23">Do ich przetworzenia na zbiór wektorów tf*idf została zaimplementowana odrębna procedura. </text:span><text:span text:style-name="T24">W celu przyspieszenia wyszukiwania i zliczania słów na </text:span><text:soft-page-break/><text:span text:style-name="T24">dużych zbiorach tekstowych przy jednoczesnym ograniczeniu zużycia pamięci zastosowano odpowiedni zestaw struktur:</text:span></text:p>
      <text:list xml:id="list826517755" text:style-name="L4">
        <text:list-item>
          <text:p text:style-name="P16"><text:span text:style-name="T25">mapa has</text:span><text:span text:style-name="T29">hy</text:span><text:span text:style-name="T25"> sł</text:span><text:span text:style-name="T29">ów</text:span><text:span text:style-name="T25"> na współrzędne sł</text:span><text:span text:style-name="T29">ów </text:span><text:span text:style-name="T25">– zastosowana w celu zmniejszenia wielkości pliku, do którego zapisywane są wektory wartości tf*idf – w przypadku jednego ze zbiorów różnych słów w całym słowniku jest ponad 52 tysiące, jednocześnie w jednym dokumencie jest ich zwykle nie więcej niż jeden tysiąc – świadczy to o tym, że wektory cech dokumentów są rzadkie i nie opłaca się zapisywać wszystkich współrzędnych;</text:span></text:p>
        </text:list-item>
        <text:list-item>
          <text:p text:style-name="P17"><text:span text:style-name="T26">mapa hash</text:span><text:span text:style-name="T29">y</text:span><text:span text:style-name="T26"> sł</text:span><text:span text:style-name="T29">ów</text:span><text:span text:style-name="T26"> na liczbę wystąpień sł</text:span><text:span text:style-name="T29">ów</text:span><text:span text:style-name="T26"> we wszystkich dokumentach – jest to współczynnik potrzebny do obliczenia wartości tf*idf danego słowa;</text:span></text:p>
        </text:list-item>
        <text:list-item>
          <text:p text:style-name="P17"><text:span text:style-name="T26">mapa numer</text:span><text:span text:style-name="T29">ów</text:span><text:span text:style-name="T26"> dokument</text:span><text:span text:style-name="T29">ów</text:span><text:span text:style-name="T26"> na długość </text:span><text:span text:style-name="T29">każdego </text:span><text:span text:style-name="T26">dokumen</text:span><text:span text:style-name="T29">tu</text:span><text:span text:style-name="T26"> – pozwala szybko odwołać się </text:span><text:span text:style-name="T26">do </text:span><text:span text:style-name="T27">długości dokumentu, zliczonej podczas jego wczytywania i potrzebnej do obliczenia </text:span><text:span text:style-name="T28">wartości</text:span><text:span text:style-name="T27"> współcz</text:span><text:span text:style-name="T28">y</text:span><text:span text:style-name="T27">n</text:span><text:span text:style-name="T28">n</text:span><text:span text:style-name="T27">ika tf*idf;</text:span></text:p>
        </text:list-item>
        <text:list-item>
          <text:p text:style-name="P18"><text:span text:style-name="T29">mapa hashy słów na liczbę dokumentów w których dane słowo pojawia się co najmniej raz –</text:span><text:span text:style-name="T30"> jest to również parametr potrzebny do obliczenia wartości tf*idf</text:span><text:span text:style-name="T29">;</text:span></text:p>
        </text:list-item>
        <text:list-item>
          <text:p text:style-name="P19"><text:span text:style-name="T30">mapa numerów dokumentów na mapę hashy słów na liczbę wystąpień danego słowa w danym dokumencie – </text:span><text:span text:style-name="T31">wartości trzymane w tej mapie również potrzebne są do obliczenia współczynnika tf*idf.</text:span></text:p>
        </text:list-item>
      </text:list>
      <text:p text:style-name="P10">Wszystkie te struktury wypełniane są podczas wczytywania pliku, zawierającego dane. Dane są podane w takim formacie, że każda linijka w pliku, to jest jeden dokument, a stemmy słów są oddzielone od siebie spacjami.</text:p>
      <text:p text:style-name="P11"><text:tab/>Dla celów przetestowania różnego sposobu grupowania, została również zaimplementowana taka metoda generująca wektory tf*idf, która po wczytaniu całego pliku z danymi do pamięci, dla każdego dokumentu wybiera 20% najczęściej powtarzających się słów. Następnie usuwa pozostałe słowa, odpowiednio modyfikując wartości zapisane we wszystkich strukturach. W ten sposób uzyskuje się komputerowo wygenerowane słowa kluczowe i na ich podstawie oblicza się dodatkowe wektory cech badanych dokumentów.</text:p>
      <text:h text:style-name="P32" text:outline-level="3"><text:span text:style-name="T47">Forma danych testowych</text:span></text:h>
      <text:p text:style-name="P20"><text:span text:style-name="T47"><text:tab/>Dane testowe w postaci zbiorów dokumentów zostały pobrane w określonym formacie. Na potrzeby łatwego przetwarzania i wygodnego przechowywania zostały zdefiniowane również formaty dla pliku z wektorami cech dokumentów, oraz dla plików wynikowych – tego zawierającego dane, potrzebne do wyznaczenia indeksu RAND, i tego zawierającego same wyniki </text:span><text:soft-page-break/><text:span text:style-name="T47">grupowania.</text:span></text:p>
      <text:h text:style-name="P34" text:outline-level="4"><text:span text:style-name="T48">Plik z wektorami cech</text:span></text:h>
      <text:p text:style-name="P21"><text:span text:style-name="T48"><text:tab/>Plik rozpoczyna się od linijki zawierającej dwie liczby całkowite. Pierwsze określa liczbę punktów, a druga liczbę wymiarów. Zgodność tych liczb z rzeczywistą zawartością pliku nie jest w żaden sposób sprawdzana, stanowią one </text:span><text:span text:style-name="T49">w</text:span><text:span text:style-name="T48">skazówkę dla programu. Każda kolejna linijka, to jeden wektor. </text:span><text:span text:style-name="T50">Wartości współrzędnych są oddzielone od siebie spacjami. </text:span><text:span text:style-name="T55">W tym miejscu można rozróżnić dwa formaty tego pliku: </text:span></text:p>
      <text:list xml:id="list1625289769" text:style-name="L8">
        <text:list-item>
          <text:p text:style-name="P22"><text:span text:style-name="T55">z indeksami współrzędnych i dwukropkiem bezpośrednio poprzedzającym wartość współrzędnej </text:span><text:span text:style-name="T50">– dla nielosowych danych, zawierających wektory rzadkie ,</text:span></text:p>
        </text:list-item>
        <text:list-item>
          <text:p text:style-name="P22"><text:span text:style-name="T55">bez indeksowania współrzędnych – </text:span><text:span text:style-name="T50">dla plików zawierających dane wygenerowane losowo, wartości współrzędnych nie są w żaden sposób dodatkowo określone – </text:span><text:span text:style-name="T55">muszą być zapisane wszystkie współrzędne</text:span><text:span text:style-name="T50"> wektora, nawet te </text:span><text:span text:style-name="T55">o wartości równej zero</text:span><text:span text:style-name="T50">.</text:span></text:p>
        </text:list-item>
      </text:list>
      <text:h text:style-name="P35" text:outline-level="4"><text:span text:style-name="T51">Plik z danymi pre-RAND</text:span></text:h>
      <text:p text:style-name="P23"><text:span text:style-name="T51"><text:tab/></text:span><text:span text:style-name="T52">Plik zawiera wypisane pary punktów, każdą w oddzielnej linijce, dwa punkty oddzielone są dwukropkiem. Punkty reprezentowane są przez numery, każdy numer może być odwzorowany na numer linii z pliku z wektorami cech (punkt z numerem 0 <text:s/>to pierwszy wektor cech, czyli linijka numer dwa). Każda taka para punktów oznacza punkty, które znajdują się w tej samej grupie, po zakończeniu grupowania.</text:span></text:p>
      <text:h text:style-name="P36" text:outline-level="4"><text:span text:style-name="T53">Plik z wynikami grupowania</text:span></text:h>
      <text:p text:style-name="P24"><text:span text:style-name="T53"><text:tab/>Plik ten został skonstruowany w taki sposób, żeby jego format odpowiadał formatowi pliku z wektorami cech (dla wektorów rzadkich). </text:span><text:span text:style-name="T54">Różnica polega na interpretacji zawartych w nim danych:</text:span></text:p>
      <text:list xml:id="list109889659" text:style-name="L6">
        <text:list-item>
          <text:p text:style-name="P25"><text:span text:style-name="T54">liczba punktów została zastąpiona liczbą grup,</text:span></text:p>
        </text:list-item>
        <text:list-item>
          <text:p text:style-name="P25"><text:span text:style-name="T54">każda linijka to grupa,</text:span></text:p>
        </text:list-item>
        <text:list-item>
          <text:p text:style-name="P25"><text:span text:style-name="T54">numery współrzędnych to numery punktów,</text:span></text:p>
        </text:list-item>
        <text:list-item>
          <text:p text:style-name="P25"><text:span text:style-name="T54">wartość współrzędnej to zawsze 1.</text:span></text:p>
        </text:list-item>
      </text:list>
      <text:h text:style-name="P33" text:outline-level="3"><text:span text:style-name="T56">Otrzymywanie wektorów cech</text:span></text:h>
      <text:p text:style-name="P26"><text:span text:style-name="T57"><text:tab/>Tak jak zostało wspomniane to na początku rozdziału </text:span><text:span text:style-name="T57"><text:bookmark-ref text:reference-format="chapter" text:ref-name="__RefHeading__2065_60080961">4.3</text:bookmark-ref></text:span><text:span text:style-name="T57">, została przygotowana </text:span><text:soft-page-break/><text:span text:style-name="T57">odpowiednia procedura do generowania plików z wektorami </text:span><text:span text:style-name="T58">cech. Wzór na obliczenie współczynnika tf*idf znajduje się w rozdziale (</text:span><text:span text:style-name="T58"><office:annotation><dc:creator>Zbigniew Manasterski</dc:creator><dc:date>2013-09-13T17:33:17</dc:date><text:p text:style-name="P41"><text:span text:style-name="T69">Rozdział drugi, wstawić ref</text:span></text:p></office:annotation></text:span><text:span text:style-name="T58">). </text:span><text:span text:style-name="T59">Wykorzystanie opisanych w rozdziale </text:span><text:span text:style-name="T59"><text:bookmark-ref text:reference-format="chapter" text:ref-name="__RefHeading__2065_60080961">4.3</text:bookmark-ref></text:span><text:span text:style-name="T59"> struktur pozwoliło na skrócenie czasu wyszukiwania i zliczania słów, do czasu stałego, potrzebnego do odczytania zliczonych wartości z przygotowanych struktur. </text:span><text:span text:style-name="T60">Pierwsza wersja takiej procedury została zaimplementowana w języku programowania Python i przy danych tekstowych o rozmiarze 10Mb powodowała błąd przepełnienia pamięci. </text:span><text:span text:style-name="T61">Żeby u</text:span><text:span text:style-name="T64">ca</text:span><text:span text:style-name="T61">niknąć tego błędu, trzeba było zrezygnować ze zliczania i pamiętania wszystkich wartości przy wczytaniu i zaimplementować wyszukiwania, co spowodowało, że otrzymanie wynikowego pliku z wektorami cech trwało około 28 godzin. </text:span></text:p>
      <text:p text:style-name="P27"><text:span text:style-name="T62">Wersja opisana w </text:span><text:span text:style-name="T62"><text:bookmark-ref text:reference-format="chapter" text:ref-name="__RefHeading__2065_60080961">4.3</text:bookmark-ref></text:span><text:span text:style-name="T62">, napisana w języku C++ zmniejszyła zużycie pamięci – przy całym pliku załadowanym do pamięci – do wartości równej pięciokrotności rozmiaru danych. </text:span><text:span text:style-name="T63">Dzięki temu, że wszystkie potrzebne informacje znalazły się w pamięci, obliczenie wektorów cech dla takiego pliku <text:s/>trwa nie więcej niż 10minut. Dokładnie informacje można znaleźć w tabeli </text:span><text:span text:style-name="T63"><office:annotation><dc:creator>Zbigniew Manasterski</dc:creator><dc:date>2013-09-13T19:16:59</dc:date><text:p text:style-name="P41"><text:span text:style-name="T69">Tabelka z czasem przetwarzania pliku</text:span></text:p><text:p text:style-name="P41"><text:span text:style-name="T69"/></text:p></office:annotation></text:span><text:span text:style-name="T63">.</text:span></text:p>
      <text:p text:style-name="P24"><text:span text:style-name="T54"/></text:p>
      <text:p text:style-name="P12"><text:tab/></text:p>
      <text:list xml:id="list166201407" text:style-name="L5">
        <text:list-header>
          <text:p text:style-name="P2">[dodać dokładną informację o rodzaju tych struktur – z Qt, Qset, mapa z stla itp]</text:p>
          <text:p text:style-name="P3">[framework, na początku]</text:p>
          <text:p text:style-name="P3">[czemu taki dobór struktur]</text:p>
          <text:p text:style-name="P5"/>
        </text:list-header>
      </text:list>
      <text:p text:style-name="P4"/>
      <text:p text:style-name="P4"/>
      <text:list xml:id="list254066320" text:continue-numbering="true" text:style-name="L5">
        <text:list-item>
          <text:p text:style-name="P5">W rozdziale 2 dodać teorię.</text:p>
          <text:p text:style-name="P5"/>
          <text:p text:style-name="P5"/>
        </text:list-item>
        <text:list-item>
          <text:p text:style-name="P5">Implementacja rozwiązania</text:p>
          <text:list>
            <text:list-item>
              <text:p text:style-name="P5">Opis obu algorytmów, albo odniesienie do wcześniejszego opisu, dodanego na przykład w rozdziale 3 (k-średnie często się wykorzystuje do grupowania dokumentów). Tutaj ew. Opisać tylko ulepszenie polegające na wprowadzeniu nierówności trójkąta.</text:p>
            </text:list-item>
            <text:list-item>
              <text:p text:style-name="P5">Uzasadnić wybór funkcji odległości – opisać działaniu ich obu, odniesienie do bibliografii. Prezentacja testów ich wydajności ze względu na liczbę wymiarów, gęstość wektorów, rodzaj implementacji. Można pokusić się o analizę pamięciową.</text:p>
            </text:list-item>
            <text:list-item>
              <text:p text:style-name="P5">Porównanie wyników działania (wydajność i sposób dzielenia na zbiory) obu implementacji algorytmu.</text:p>
              <text:list>
                <text:list-item>
                  <text:p text:style-name="P5">Błąd kwadratowy w każdej grupie. </text:p>
                </text:list-item>
                <text:list-item>
                  <text:p text:style-name="P5"><text:soft-page-break/>Średnia błędów kwadratowych.</text:p>
                </text:list-item>
                <text:list-item>
                  <text:p text:style-name="P5">Współczynnik Silhouette.</text:p>
                </text:list-item>
                <text:list-item>
                  <text:p text:style-name="P5">Podobieństwo zbiorów wyjściowych - porównanie</text:p>
                </text:list-item>
                <text:list-item>
                  <text:p text:style-name="P5">Liczba wykonanych iteracji.</text:p>
                </text:list-item>
                <text:list-item>
                  <text:p text:style-name="P5">Czas działania algorytmu, liczba wykonanych obliczeń.</text:p>
                </text:list-item>
              </text:list>
            </text:list-item>
            <text:list-item>
              <text:p text:style-name="P5">Wizualizacja wyników grupowania. Może być istniejąca implementacja POSZUKAĆ.</text:p>
              <text:list>
                <text:list-item>
                  <text:p text:style-name="P5">Wykres obrazujący liczbę obiektów w poszczególnych grupach.</text:p>
                </text:list-item>
                <text:list-item>
                  <text:p text:style-name="P5">Rzutowanie grup na płaszczyznę 2D (konfigurowalny dobór współrzędnych użytych do rzutowania, oraz przydziału ich do rzędnych lub odciętych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TakaoPGothic" style:font-size-asian="14pt" style:font-name-complex="DejaVu Sans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fo:margin-top="0.499cm" fo:margin-bottom="0.499cm" style:contextual-spacing="false" fo:line-height="150%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top="0.499cm" fo:margin-bottom="0.499cm" style:contextual-spacing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6T16:32:06</meta:creation-date>
    <meta:editing-duration>P1DT13H24M4S</meta:editing-duration>
    <meta:editing-cycles>91</meta:editing-cycles>
    <meta:generator>LibreOffice/3.6$Linux_x86 LibreOffice_project/360m1$Build-2</meta:generator>
    <dc:date>2013-09-14T18:56:21</dc:date>
    <dc:creator>Zbigniew Manasterski</dc:creator>
    <meta:document-statistic meta:table-count="1" meta:image-count="0" meta:object-count="0" meta:page-count="7" meta:paragraph-count="106" meta:word-count="1742" meta:character-count="12507" meta:non-whitespace-character-count="10903"/>
    <meta:user-defined meta:name="Info 1"/>
    <meta:user-defined meta:name="Info 2"/>
    <meta:user-defined meta:name="Info 3"/>
    <meta:user-defined meta:name="Info 4"/>
  </office:meta>
</office:document-meta>
</file>